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/>
    <style:font-face style:name="Segoe UI Symbol1" svg:font-family="'Segoe UI Symbol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123cm" fo:margin-bottom="0cm" style:contextual-spacing="false" style:page-number="auto"/>
      <style:text-properties fo:font-size="24pt" officeooo:paragraph-rsid="00155760" style:font-size-asian="24pt" style:font-size-complex="24pt"/>
    </style:style>
    <style:style style:name="P2" style:family="paragraph" style:parent-style-name="Heading_20_1">
      <style:paragraph-properties fo:margin-left="0cm" fo:margin-right="0cm" fo:margin-top="0.002cm" fo:margin-bottom="0cm" style:contextual-spacing="false" fo:text-indent="0cm" style:auto-text-indent="false">
        <style:tab-stops>
          <style:tab-stop style:position="6.615cm"/>
        </style:tab-stops>
      </style:paragraph-properties>
      <style:text-properties fo:font-size="24pt" officeooo:paragraph-rsid="00155760" style:font-size-asian="24pt" style:font-size-complex="24pt"/>
    </style:style>
    <style:style style:name="P3" style:family="paragraph" style:parent-style-name="Heading_20_1">
      <style:paragraph-properties fo:margin-left="0cm" fo:margin-right="0cm" fo:margin-top="0.332cm" fo:margin-bottom="0cm" style:contextual-spacing="false" fo:line-height="100%" fo:text-align="start" style:justify-single-word="false" fo:text-indent="0cm" style:auto-text-indent="false">
        <style:tab-stops>
          <style:tab-stop style:position="3.029cm"/>
        </style:tab-stops>
      </style:paragraph-properties>
      <style:text-properties fo:font-size="24pt" officeooo:paragraph-rsid="00155760" style:font-size-asian="24pt" style:font-size-complex="24pt"/>
    </style:style>
    <style:style style:name="P4" style:family="paragraph" style:parent-style-name="Heading_20_1">
      <style:paragraph-properties fo:margin-left="0cm" fo:margin-right="0cm" fo:margin-top="0.332cm" fo:margin-bottom="0cm" style:contextual-spacing="false" fo:line-height="100%" fo:text-align="start" style:justify-single-word="false" fo:text-indent="0cm" style:auto-text-indent="false">
        <style:tab-stops>
          <style:tab-stop style:position="2.633cm"/>
        </style:tab-stops>
      </style:paragraph-properties>
      <style:text-properties fo:font-size="24pt" officeooo:paragraph-rsid="0015e16e" style:font-size-asian="24pt" style:font-size-complex="24pt"/>
    </style:style>
    <style:style style:name="P5" style:family="paragraph" style:parent-style-name="Heading_20_1">
      <style:paragraph-properties fo:margin-left="0cm" fo:margin-right="0cm" fo:margin-top="0.332cm" fo:margin-bottom="0cm" style:contextual-spacing="false" fo:text-indent="0cm" style:auto-text-indent="false"/>
      <style:text-properties fo:font-size="24pt" fo:font-weight="bold" officeooo:paragraph-rsid="00177fac" style:font-size-asian="24pt" style:font-weight-asian="bold" style:font-size-complex="24pt" style:font-weight-complex="bold"/>
    </style:style>
    <style:style style:name="P6" style:family="paragraph" style:parent-style-name="Heading_20_1">
      <style:paragraph-properties fo:margin-left="0cm" fo:margin-right="0cm" fo:margin-top="0.332cm" fo:margin-bottom="0cm" style:contextual-spacing="false" fo:line-height="100%" fo:text-align="start" style:justify-single-word="false" fo:text-indent="0cm" style:auto-text-indent="false">
        <style:tab-stops>
          <style:tab-stop style:position="3.029cm"/>
        </style:tab-stops>
      </style:paragraph-properties>
      <style:text-properties fo:font-size="16pt" officeooo:paragraph-rsid="00155760" style:font-size-asian="16pt" style:font-size-complex="16pt"/>
    </style:style>
    <style:style style:name="P7" style:family="paragraph" style:parent-style-name="Heading_20_1">
      <style:paragraph-properties fo:margin-top="0.332cm" fo:margin-bottom="0cm" style:contextual-spacing="false"/>
      <style:text-properties officeooo:paragraph-rsid="0015e16e"/>
    </style:style>
    <style:style style:name="P8" style:family="paragraph" style:parent-style-name="Heading_20_2" style:list-style-name="WWNum2">
      <style:paragraph-properties fo:margin-left="0.737cm" fo:margin-right="0cm" fo:margin-top="0cm" fo:margin-bottom="0cm" style:contextual-spacing="false" fo:line-height="100%" fo:text-align="justify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9" style:family="paragraph" style:parent-style-name="Heading_20_2" style:list-style-name="WWNum2">
      <style:paragraph-properties fo:margin-left="0.806cm" fo:margin-right="0cm" fo:margin-top="0.497cm" fo:margin-bottom="0cm" style:contextual-spacing="false" fo:line-height="100%" fo:text-align="start" style:justify-single-word="false" fo:text-indent="-0.579cm" style:auto-text-indent="false">
        <style:tab-stops>
          <style:tab-stop style:position="0.806cm"/>
        </style:tab-stops>
      </style:paragraph-properties>
      <style:text-properties fo:font-size="18pt" officeooo:paragraph-rsid="00155760" style:font-size-asian="18pt" style:font-size-complex="18pt"/>
    </style:style>
    <style:style style:name="P10" style:family="paragraph" style:parent-style-name="Heading_20_2" style:list-style-name="WWNum2">
      <style:paragraph-properties fo:margin-left="0.737cm" fo:margin-right="0cm" fo:margin-top="0.455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1" style:family="paragraph" style:parent-style-name="Heading_20_2" style:list-style-name="WWNum2">
      <style:paragraph-properties fo:margin-left="0.737cm" fo:margin-right="0cm" fo:margin-top="0.002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2" style:family="paragraph" style:parent-style-name="Heading_20_2" style:list-style-name="WWNum2">
      <style:paragraph-properties fo:margin-left="0.737cm" fo:margin-right="0cm" fo:margin-top="0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3" style:family="paragraph" style:parent-style-name="Heading_20_2" style:list-style-name="WWNum2">
      <style:paragraph-properties fo:margin-left="0.737cm" fo:margin-right="0cm" fo:margin-top="0.326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4" style:family="paragraph" style:parent-style-name="Heading_20_2" style:list-style-name="WWNum2">
      <style:paragraph-properties fo:margin-left="0.737cm" fo:margin-right="0cm" fo:margin-top="0.526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5" style:family="paragraph" style:parent-style-name="Heading_20_2" style:list-style-name="WWNum2">
      <style:paragraph-properties fo:margin-left="0.737cm" fo:margin-right="0cm" fo:margin-top="0.333cm" fo:margin-bottom="0cm" style:contextual-spacing="false" fo:line-height="100%" fo:text-align="start" style:justify-single-word="false" fo:text-indent="-0.51cm" style:auto-text-indent="false">
        <style:tab-stops>
          <style:tab-stop style:position="0.737cm"/>
        </style:tab-stops>
      </style:paragraph-properties>
      <style:text-properties fo:font-size="18pt" officeooo:paragraph-rsid="00155760" style:font-size-asian="18pt" style:font-size-complex="18pt"/>
    </style:style>
    <style:style style:name="P16" style:family="paragraph" style:parent-style-name="Heading_20_2" style:list-style-name="WWNum2">
      <style:paragraph-properties fo:margin-left="0cm" fo:margin-right="0cm" fo:margin-top="0.497cm" fo:margin-bottom="0cm" style:contextual-spacing="false" fo:line-height="100%" fo:text-align="start" style:justify-single-word="false" fo:text-indent="0cm" style:auto-text-indent="false">
        <style:tab-stops>
          <style:tab-stop style:position="0.806cm"/>
        </style:tab-stops>
      </style:paragraph-properties>
      <style:text-properties fo:font-size="6pt" officeooo:paragraph-rsid="00155760" style:font-size-asian="5.25pt" style:font-size-complex="6pt"/>
    </style:style>
    <style:style style:name="P17" style:family="paragraph" style:parent-style-name="List_20_Paragraph" style:list-style-name="WWNum1">
      <style:paragraph-properties fo:margin-left="3.029cm" fo:margin-right="0cm" fo:margin-top="0.332cm" fo:margin-bottom="0cm" style:contextual-spacing="false" fo:line-height="100%" fo:text-align="start" style:justify-single-word="false" fo:text-indent="-0.633cm" style:auto-text-indent="false">
        <style:tab-stops>
          <style:tab-stop style:position="3.029cm"/>
        </style:tab-stops>
      </style:paragraph-properties>
      <style:text-properties fo:font-size="16pt" officeooo:paragraph-rsid="00155760" style:font-size-asian="16pt" style:font-size-complex="16pt"/>
    </style:style>
    <style:style style:name="P18" style:family="paragraph" style:parent-style-name="List_20_Paragraph" style:list-style-name="WWNum1">
      <style:paragraph-properties fo:margin-left="3.029cm" fo:margin-right="0cm" fo:margin-top="0.33cm" fo:margin-bottom="0cm" style:contextual-spacing="false" fo:line-height="100%" fo:text-align="start" style:justify-single-word="false" fo:text-indent="-0.633cm" style:auto-text-indent="false">
        <style:tab-stops>
          <style:tab-stop style:position="3.029cm"/>
        </style:tab-stops>
      </style:paragraph-properties>
      <style:text-properties fo:font-size="16pt" officeooo:paragraph-rsid="00155760" style:font-size-asian="16pt" style:font-size-complex="16pt"/>
    </style:style>
    <style:style style:name="P19" style:family="paragraph" style:parent-style-name="List_20_Paragraph" style:list-style-name="WWNum1">
      <style:paragraph-properties fo:margin-left="3.029cm" fo:margin-right="0cm" fo:margin-top="0.325cm" fo:margin-bottom="0cm" style:contextual-spacing="false" fo:line-height="100%" fo:text-align="start" style:justify-single-word="false" fo:text-indent="-0.633cm" style:auto-text-indent="false">
        <style:tab-stops>
          <style:tab-stop style:position="3.029cm"/>
        </style:tab-stops>
      </style:paragraph-properties>
      <style:text-properties fo:font-size="16pt" officeooo:paragraph-rsid="00155760" style:font-size-asian="16pt" style:font-size-complex="16pt"/>
    </style:style>
    <style:style style:name="P20" style:family="paragraph" style:parent-style-name="List_20_Paragraph" style:list-style-name="WWNum2">
      <style:paragraph-properties fo:margin-left="1.496cm" fo:margin-right="0cm" fo:margin-top="0.049cm" fo:margin-bottom="0cm" style:contextual-spacing="false" fo:line-height="100%" fo:text-align="start" style:justify-single-word="false" fo:text-indent="-0.633cm" style:auto-text-indent="false">
        <style:tab-stops>
          <style:tab-stop style:position="1.496cm"/>
        </style:tab-stops>
      </style:paragraph-properties>
      <style:text-properties fo:font-size="16pt" officeooo:paragraph-rsid="00155760" style:font-size-asian="16pt" style:font-size-complex="16pt"/>
    </style:style>
    <style:style style:name="P21" style:family="paragraph" style:parent-style-name="List_20_Paragraph" style:list-style-name="WWNum2">
      <style:paragraph-properties fo:margin-left="1.496cm" fo:margin-right="0cm" fo:margin-top="0.051cm" fo:margin-bottom="0cm" style:contextual-spacing="false" fo:line-height="100%" fo:text-align="start" style:justify-single-word="false" fo:text-indent="-0.633cm" style:auto-text-indent="false">
        <style:tab-stops>
          <style:tab-stop style:position="1.496cm"/>
        </style:tab-stops>
      </style:paragraph-properties>
      <style:text-properties fo:font-size="16pt" officeooo:paragraph-rsid="00155760" style:font-size-asian="16pt" style:font-size-complex="16pt"/>
    </style:style>
    <style:style style:name="P22" style:family="paragraph" style:parent-style-name="List_20_Paragraph" style:list-style-name="WWNum3">
      <style:paragraph-properties fo:margin-left="1.498cm" fo:margin-right="0cm" fo:margin-top="0.434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3" style:family="paragraph" style:parent-style-name="List_20_Paragraph" style:list-style-name="WWNum3">
      <style:paragraph-properties fo:margin-left="1.498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4" style:family="paragraph" style:parent-style-name="List_20_Paragraph" style:list-style-name="WWNum3">
      <style:paragraph-properties fo:margin-left="1.498cm" fo:margin-right="0cm" fo:margin-top="0.247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5" style:family="paragraph" style:parent-style-name="List_20_Paragraph" style:list-style-name="WWNum4">
      <style:paragraph-properties fo:margin-left="1.498cm" fo:margin-right="0cm" fo:margin-top="0.291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6" style:family="paragraph" style:parent-style-name="List_20_Paragraph" style:list-style-name="WWNum4">
      <style:paragraph-properties fo:margin-left="1.498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7" style:family="paragraph" style:parent-style-name="List_20_Paragraph" style:list-style-name="WWNum4">
      <style:paragraph-properties fo:margin-left="1.498cm" fo:margin-right="0cm" fo:margin-top="0.242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8" style:family="paragraph" style:parent-style-name="List_20_Paragraph" style:list-style-name="WWNum5">
      <style:paragraph-properties fo:margin-left="1.498cm" fo:margin-right="0cm" fo:margin-top="0.288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29" style:family="paragraph" style:parent-style-name="List_20_Paragraph" style:list-style-name="WWNum5">
      <style:paragraph-properties fo:margin-left="1.498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0" style:family="paragraph" style:parent-style-name="List_20_Paragraph" style:list-style-name="WWNum5">
      <style:paragraph-properties fo:margin-left="1.498cm" fo:margin-right="0cm" fo:margin-top="0.247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1" style:family="paragraph" style:parent-style-name="List_20_Paragraph" style:list-style-name="WWNum6">
      <style:paragraph-properties fo:margin-left="1.498cm" fo:margin-right="0cm" fo:margin-top="0.372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2" style:family="paragraph" style:parent-style-name="List_20_Paragraph" style:list-style-name="WWNum6">
      <style:paragraph-properties fo:margin-left="1.498cm" fo:margin-right="0cm" fo:margin-top="0.123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3" style:family="paragraph" style:parent-style-name="List_20_Paragraph" style:list-style-name="WWNum6">
      <style:paragraph-properties fo:margin-left="1.498cm" fo:margin-right="0cm" fo:margin-top="0.243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4" style:family="paragraph" style:parent-style-name="List_20_Paragraph" style:list-style-name="WWNum7">
      <style:paragraph-properties fo:margin-left="1.498cm" fo:margin-right="0cm" fo:margin-top="0.37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e16e" style:font-size-asian="16pt" style:font-size-complex="16pt"/>
    </style:style>
    <style:style style:name="P35" style:family="paragraph" style:parent-style-name="List_20_Paragraph" style:list-style-name="WWNum7">
      <style:paragraph-properties fo:margin-left="1.498cm" fo:margin-right="0cm" fo:margin-top="0.242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6" style:family="paragraph" style:parent-style-name="List_20_Paragraph" style:list-style-name="WWNum7">
      <style:paragraph-properties fo:margin-left="1.498cm" fo:margin-right="0cm" fo:margin-top="0.249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7" style:family="paragraph" style:parent-style-name="List_20_Paragraph" style:list-style-name="WWNum8">
      <style:paragraph-properties fo:margin-left="1.498cm" fo:margin-right="0cm" fo:margin-top="0.332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8" style:family="paragraph" style:parent-style-name="List_20_Paragraph" style:list-style-name="WWNum8">
      <style:paragraph-properties fo:margin-left="1.498cm" fo:margin-right="0cm" fo:margin-top="0.24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39" style:family="paragraph" style:parent-style-name="List_20_Paragraph" style:list-style-name="WWNum8">
      <style:paragraph-properties fo:margin-left="1.498cm" fo:margin-right="0cm" fo:margin-top="0.064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40" style:family="paragraph" style:parent-style-name="List_20_Paragraph" style:list-style-name="WWNum8">
      <style:paragraph-properties fo:margin-left="1.498cm" fo:margin-right="0cm" fo:margin-top="0.326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41" style:family="paragraph" style:parent-style-name="List_20_Paragraph" style:list-style-name="WWNum9">
      <style:paragraph-properties fo:margin-left="1.498cm" fo:margin-right="0cm" fo:margin-top="0.148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42" style:family="paragraph" style:parent-style-name="List_20_Paragraph" style:list-style-name="WWNum9">
      <style:paragraph-properties fo:margin-left="1.498cm" fo:margin-right="0cm" fo:margin-top="0.067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16pt" officeooo:paragraph-rsid="00155760" style:font-size-asian="16pt" style:font-size-complex="16pt"/>
    </style:style>
    <style:style style:name="P43" style:family="paragraph" style:parent-style-name="List_20_Paragraph" style:list-style-name="WWNum8">
      <style:paragraph-properties fo:margin-left="2.633cm" fo:margin-right="0cm" fo:margin-top="0.25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4" style:family="paragraph" style:parent-style-name="List_20_Paragraph" style:list-style-name="WWNum8">
      <style:paragraph-properties fo:margin-left="2.633cm" fo:margin-right="0cm" fo:margin-top="0.328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5" style:family="paragraph" style:parent-style-name="List_20_Paragraph" style:list-style-name="WWNum8">
      <style:paragraph-properties fo:margin-left="2.633cm" fo:margin-right="0cm" fo:margin-top="0.326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6" style:family="paragraph" style:parent-style-name="List_20_Paragraph" style:list-style-name="WWNum8">
      <style:paragraph-properties fo:margin-left="2.633cm" fo:margin-right="0cm" fo:margin-top="0.33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7" style:family="paragraph" style:parent-style-name="List_20_Paragraph" style:list-style-name="WWNum9">
      <style:paragraph-properties fo:margin-left="2.633cm" fo:margin-right="0cm" fo:margin-top="0.245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8" style:family="paragraph" style:parent-style-name="List_20_Paragraph" style:list-style-name="WWNum9">
      <style:paragraph-properties fo:margin-left="2.633cm" fo:margin-right="0cm" fo:margin-top="0.325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fo:font-size="16pt" officeooo:paragraph-rsid="00155760" style:font-size-asian="16pt" style:font-size-complex="16pt"/>
    </style:style>
    <style:style style:name="P49" style:family="paragraph" style:parent-style-name="List_20_Paragraph" style:list-style-name="WWNum9">
      <style:paragraph-properties fo:margin-left="2.633cm" fo:margin-right="0cm" fo:margin-top="0.33cm" fo:margin-bottom="0cm" style:contextual-spacing="false" fo:line-height="100%" fo:text-align="start" style:justify-single-word="false" fo:text-indent="-0.37cm" style:auto-text-indent="false">
        <style:tab-stops>
          <style:tab-stop style:position="2.633cm"/>
        </style:tab-stops>
      </style:paragraph-properties>
      <style:text-properties officeooo:paragraph-rsid="00155760"/>
    </style:style>
    <style:style style:name="P50" style:family="paragraph" style:parent-style-name="List_20_Paragraph" style:list-style-name="WWNum3">
      <style:paragraph-properties fo:margin-left="0.863cm" fo:margin-right="0cm" fo:margin-top="0.247cm" fo:margin-bottom="0cm" style:contextual-spacing="false" fo:line-height="100%" fo:text-align="start" style:justify-single-word="false" fo:text-indent="0cm" style:auto-text-indent="false">
        <style:tab-stops>
          <style:tab-stop style:position="1.498cm"/>
        </style:tab-stops>
      </style:paragraph-properties>
      <style:text-properties fo:font-size="9pt" officeooo:paragraph-rsid="00155760" style:font-size-asian="7.84999990463257pt" style:font-size-complex="9pt"/>
    </style:style>
    <style:style style:name="P51" style:family="paragraph" style:parent-style-name="List_20_Paragraph" style:list-style-name="WWNum4">
      <style:paragraph-properties fo:margin-left="1.498cm" fo:margin-right="0cm" fo:margin-top="0.242cm" fo:margin-bottom="0cm" style:contextual-spacing="false" fo:line-height="100%" fo:text-align="start" style:justify-single-word="false" fo:text-indent="-0.635cm" style:auto-text-indent="false">
        <style:tab-stops>
          <style:tab-stop style:position="1.498cm"/>
        </style:tab-stops>
      </style:paragraph-properties>
      <style:text-properties fo:font-size="6pt" officeooo:paragraph-rsid="00155760" style:font-size-asian="5.25pt" style:font-size-complex="6pt"/>
    </style:style>
    <style:style style:name="P52" style:family="paragraph" style:parent-style-name="Text_20_body">
      <style:paragraph-properties fo:margin-left="0.27cm" fo:margin-right="0.231cm" fo:margin-top="0.674cm" fo:margin-bottom="0cm" style:contextual-spacing="false" fo:line-height="111%" fo:text-align="justify" style:justify-single-word="false" fo:text-indent="0.587cm" style:auto-text-indent="false"/>
      <style:text-properties officeooo:paragraph-rsid="00155760"/>
    </style:style>
    <style:style style:name="P53" style:family="paragraph" style:parent-style-name="Text_20_body">
      <style:paragraph-properties fo:margin-left="0.27cm" fo:margin-right="0.24cm" fo:margin-top="0.199cm" fo:margin-bottom="0cm" style:contextual-spacing="false" fo:line-height="111%" fo:text-align="justify" style:justify-single-word="false" fo:text-indent="0.711cm" style:auto-text-indent="false"/>
      <style:text-properties fo:font-size="16pt" officeooo:paragraph-rsid="00155760" style:font-size-asian="16pt" style:font-size-complex="16pt"/>
    </style:style>
    <style:style style:name="P54" style:family="paragraph" style:parent-style-name="Text_20_body">
      <style:paragraph-properties fo:margin-left="0.27cm" fo:margin-right="0.236cm" fo:margin-top="0.494cm" fo:margin-bottom="0cm" style:contextual-spacing="false" fo:line-height="111%" fo:text-align="justify" style:justify-single-word="false" fo:text-indent="-0.018cm" style:auto-text-indent="false"/>
      <style:text-properties fo:font-size="16pt" officeooo:paragraph-rsid="00155760" style:font-size-asian="16pt" style:font-size-complex="16pt"/>
    </style:style>
    <style:style style:name="P55" style:family="paragraph" style:parent-style-name="Text_20_body">
      <style:paragraph-properties fo:margin-left="1.274cm" fo:margin-right="1.152cm" fo:margin-top="0.289cm" fo:margin-bottom="0cm" style:contextual-spacing="false" fo:line-height="111%" fo:text-align="justify" style:justify-single-word="false" fo:text-indent="-0.018cm" style:auto-text-indent="false">
        <style:tab-stops>
          <style:tab-stop style:position="3.029cm"/>
        </style:tab-stops>
      </style:paragraph-properties>
      <style:text-properties fo:font-size="16pt" officeooo:paragraph-rsid="00155760" style:font-size-asian="16pt" style:font-size-complex="16pt"/>
    </style:style>
    <style:style style:name="P56" style:family="paragraph" style:parent-style-name="Text_20_body">
      <style:paragraph-properties fo:margin-left="0.27cm" fo:margin-right="0.231cm" fo:margin-top="0.674cm" fo:margin-bottom="0cm" style:contextual-spacing="false" fo:line-height="111%" fo:text-align="justify" style:justify-single-word="false" fo:text-indent="0.587cm" style:auto-text-indent="false"/>
      <style:text-properties fo:font-size="16pt" officeooo:paragraph-rsid="00177fac" style:font-size-asian="16pt" style:font-size-complex="16pt"/>
    </style:style>
    <style:style style:name="P57" style:family="paragraph" style:parent-style-name="Text_20_body">
      <style:paragraph-properties fo:margin-left="0.252cm" fo:margin-right="0cm" fo:margin-top="0.164cm" fo:margin-bottom="0cm" style:contextual-spacing="false" fo:text-align="justify" style:justify-single-word="false" fo:text-indent="0cm" style:auto-text-indent="false"/>
      <style:text-properties fo:font-size="16pt" officeooo:paragraph-rsid="00155760" style:font-size-asian="16pt" style:font-size-complex="16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size="16pt" officeooo:paragraph-rsid="00155760" style:font-size-asian="16pt" style:font-size-complex="16pt"/>
    </style:style>
    <style:style style:name="P59" style:family="paragraph" style:parent-style-name="Text_20_body">
      <style:paragraph-properties fo:margin-left="0cm" fo:margin-right="0cm" fo:margin-top="0.141cm" fo:margin-bottom="0cm" style:contextual-spacing="false" fo:text-indent="0cm" style:auto-text-indent="false"/>
      <style:text-properties fo:font-size="16pt" officeooo:paragraph-rsid="00155760" style:font-size-asian="16pt" style:font-size-complex="16pt"/>
    </style:style>
    <style:style style:name="P60" style:family="paragraph" style:parent-style-name="Text_20_body">
      <style:paragraph-properties fo:margin-left="0.27cm" fo:margin-right="0.238cm" fo:margin-top="0.259cm" fo:margin-bottom="0cm" style:contextual-spacing="false" fo:line-height="110%" fo:text-align="justify" style:justify-single-word="false" fo:text-indent="0.841cm" style:auto-text-indent="false"/>
      <style:text-properties fo:font-size="16pt" officeooo:paragraph-rsid="00177fac" style:font-size-asian="16pt" style:font-size-complex="16pt"/>
    </style:style>
    <style:style style:name="P61" style:family="paragraph" style:parent-style-name="Text_20_body">
      <style:paragraph-properties fo:margin-left="0.27cm" fo:margin-right="0.614cm" fo:margin-top="0.252cm" fo:margin-bottom="0cm" style:contextual-spacing="false" fo:line-height="111%" fo:text-align="justify" style:justify-single-word="false" fo:text-indent="0.596cm" style:auto-text-indent="false"/>
      <style:text-properties fo:font-size="16pt" officeooo:rsid="00177fac" officeooo:paragraph-rsid="00177fac" style:font-size-asian="16pt" style:font-size-complex="16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size="9pt" officeooo:paragraph-rsid="00155760" style:font-size-asian="7.84999990463257pt" style:font-size-complex="9pt"/>
    </style:style>
    <style:style style:name="P63" style:family="paragraph" style:parent-style-name="Text_20_body">
      <style:paragraph-properties fo:margin-left="0.27cm" fo:margin-right="0.238cm" fo:margin-top="0.259cm" fo:margin-bottom="0cm" style:contextual-spacing="false" fo:line-height="110%" fo:text-align="justify" style:justify-single-word="false" fo:text-indent="0.841cm" style:auto-text-indent="false"/>
      <style:text-properties fo:font-size="9pt" officeooo:paragraph-rsid="00177fac" style:font-size-asian="7.84999990463257pt" style:font-size-complex="9pt"/>
    </style:style>
    <style:style style:name="P64" style:family="paragraph" style:parent-style-name="Text_20_body">
      <style:paragraph-properties fo:margin-left="0.265cm" fo:margin-right="0.427cm" fo:margin-top="0.534cm" fo:margin-bottom="0cm" style:contextual-spacing="false" fo:line-height="111%" fo:text-align="justify" style:justify-single-word="false" fo:text-indent="0.956cm" style:auto-text-indent="false"/>
      <style:text-properties fo:font-size="24pt" fo:font-weight="bold" officeooo:paragraph-rsid="00177fac" style:font-size-asian="24pt" style:font-weight-asian="bold" style:font-size-complex="24pt" style:font-weight-complex="bold"/>
    </style:style>
    <style:style style:name="P65" style:family="paragraph" style:parent-style-name="Text_20_body">
      <style:paragraph-properties fo:margin-left="0.27cm" fo:margin-right="0.235cm" fo:margin-top="0.245cm" fo:margin-bottom="0cm" style:contextual-spacing="false" fo:line-height="111%" fo:text-align="justify" style:justify-single-word="false" fo:text-indent="1.083cm" style:auto-text-indent="false"/>
      <style:text-properties fo:font-size="24pt" fo:font-weight="bold" officeooo:paragraph-rsid="00177fac" style:font-size-asian="24pt" style:font-weight-asian="bold" style:font-size-complex="24pt" style:font-weight-complex="bold"/>
    </style:style>
    <style:style style:name="P66" style:family="paragraph" style:parent-style-name="Text_20_body">
      <style:paragraph-properties fo:margin-left="0.27cm" fo:margin-right="0.235cm" fo:margin-top="0.245cm" fo:margin-bottom="0cm" style:contextual-spacing="false" fo:line-height="111%" fo:text-align="justify" style:justify-single-word="false" fo:text-indent="0.968cm" style:auto-text-indent="false"/>
      <style:text-properties fo:font-size="24pt" fo:font-weight="bold" officeooo:paragraph-rsid="00177fac" style:font-size-asian="24pt" style:font-weight-asian="bold" style:font-size-complex="24pt" style:font-weight-complex="bold"/>
    </style:style>
    <style:style style:name="P67" style:family="paragraph" style:parent-style-name="Text_20_body">
      <style:paragraph-properties fo:margin-left="0.27cm" fo:margin-right="0.436cm" fo:margin-top="0.254cm" fo:margin-bottom="0cm" style:contextual-spacing="false" fo:line-height="111%" fo:text-align="justify" style:justify-single-word="false" fo:text-indent="0.833cm" style:auto-text-indent="false"/>
      <style:text-properties fo:font-size="24pt" fo:font-weight="bold" officeooo:paragraph-rsid="00177fac" style:font-size-asian="24pt" style:font-weight-asian="bold" style:font-size-complex="24pt" style:font-weight-complex="bold"/>
    </style:style>
    <style:style style:name="P68" style:family="paragraph" style:parent-style-name="Text_20_body">
      <style:paragraph-properties fo:margin-left="0cm" fo:margin-right="0.238cm" fo:margin-top="0.259cm" fo:margin-bottom="0cm" style:contextual-spacing="false" fo:line-height="110%" fo:text-align="justify" style:justify-single-word="false" fo:text-indent="0cm" style:auto-text-indent="false"/>
      <style:text-properties fo:font-size="24pt" fo:font-weight="bold" officeooo:rsid="00177fac" officeooo:paragraph-rsid="00177fac" style:font-size-asian="24pt" style:font-weight-asian="bold" style:font-size-complex="24pt" style:font-weight-complex="bold"/>
    </style:style>
    <style:style style:name="T1" style:family="text">
      <style:text-properties fo:letter-spacing="-0.023cm"/>
    </style:style>
    <style:style style:name="T2" style:family="text">
      <style:text-properties fo:letter-spacing="-0.018cm"/>
    </style:style>
    <style:style style:name="T3" style:family="text">
      <style:text-properties fo:letter-spacing="-0.021cm"/>
    </style:style>
    <style:style style:name="T4" style:family="text">
      <style:text-properties fo:letter-spacing="-0.021cm" fo:font-weight="bold" style:font-weight-asian="bold"/>
    </style:style>
    <style:style style:name="T5" style:family="text">
      <style:text-properties fo:letter-spacing="-0.019cm"/>
    </style:style>
    <style:style style:name="T6" style:family="text">
      <style:text-properties fo:letter-spacing="-0.004cm"/>
    </style:style>
    <style:style style:name="T7" style:family="text">
      <style:text-properties fo:letter-spacing="-0.004cm" fo:font-weight="bold" style:font-weight-asian="bold"/>
    </style:style>
    <style:style style:name="T8" style:family="text">
      <style:text-properties fo:letter-spacing="-0.004cm" fo:font-weight="normal" style:font-weight-asian="normal" style:font-weight-complex="normal"/>
    </style:style>
    <style:style style:name="T9" style:family="text">
      <style:text-properties fo:letter-spacing="-0.004cm" fo:font-style="italic" style:font-style-asian="italic"/>
    </style:style>
    <style:style style:name="T10" style:family="text">
      <style:text-properties fo:letter-spacing="-0.009cm"/>
    </style:style>
    <style:style style:name="T11" style:family="text">
      <style:text-properties fo:letter-spacing="-0.009cm" fo:font-weight="bold" style:font-weight-asian="bold"/>
    </style:style>
    <style:style style:name="T12" style:family="text">
      <style:text-properties fo:letter-spacing="-0.009cm" fo:font-weight="normal" style:font-weight-asian="normal" style:font-weight-complex="normal"/>
    </style:style>
    <style:style style:name="T13" style:family="text">
      <style:text-properties fo:letter-spacing="-0.012cm"/>
    </style:style>
    <style:style style:name="T14" style:family="text">
      <style:text-properties fo:font-weight="bold" style:font-weight-asian="bold"/>
    </style:style>
    <style:style style:name="T15" style:family="text">
      <style:text-properties fo:letter-spacing="-0.007cm"/>
    </style:style>
    <style:style style:name="T16" style:family="text">
      <style:text-properties fo:letter-spacing="-0.007cm" fo:font-weight="bold" style:font-weight-asian="bold"/>
    </style:style>
    <style:style style:name="T17" style:family="text">
      <style:text-properties fo:letter-spacing="-0.007cm" fo:font-weight="normal" style:font-weight-asian="normal" style:font-weight-complex="normal"/>
    </style:style>
    <style:style style:name="T18" style:family="text">
      <style:text-properties fo:letter-spacing="-0.002cm"/>
    </style:style>
    <style:style style:name="T19" style:family="text">
      <style:text-properties fo:letter-spacing="-0.002cm" fo:font-weight="normal" style:font-weight-asian="normal" style:font-weight-complex="normal"/>
    </style:style>
    <style:style style:name="T20" style:family="text">
      <style:text-properties fo:font-size="14pt" fo:letter-spacing="-0.009cm" style:font-size-asian="14pt" style:font-size-complex="16pt"/>
    </style:style>
    <style:style style:name="T21" style:family="text">
      <style:text-properties fo:font-size="14pt" fo:letter-spacing="-0.009cm" fo:font-weight="normal" style:font-size-asian="14pt" style:font-weight-asian="normal" style:font-size-complex="16pt" style:font-weight-complex="normal"/>
    </style:style>
    <style:style style:name="T22" style:family="text">
      <style:text-properties fo:font-size="14pt" fo:letter-spacing="-0.004cm" style:font-size-asian="14pt"/>
    </style:style>
    <style:style style:name="T23" style:family="text">
      <style:text-properties fo:letter-spacing="-0.011cm"/>
    </style:style>
    <style:style style:name="T24" style:family="text">
      <style:text-properties fo:letter-spacing="-0.011cm" fo:font-weight="normal" style:font-weight-asian="normal" style:font-weight-complex="normal"/>
    </style:style>
    <style:style style:name="T25" style:family="text">
      <style:text-properties fo:letter-spacing="-0.014cm"/>
    </style:style>
    <style:style style:name="T26" style:family="text">
      <style:text-properties fo:letter-spacing="-0.014cm" fo:font-weight="bold" style:font-weight-asian="bold"/>
    </style:style>
    <style:style style:name="T27" style:family="text">
      <style:text-properties fo:letter-spacing="-0.014cm" fo:font-weight="normal" style:font-weight-asian="normal" style:font-weight-complex="normal"/>
    </style:style>
    <style:style style:name="T28" style:family="text">
      <style:text-properties fo:letter-spacing="-0.005cm"/>
    </style:style>
    <style:style style:name="T29" style:family="text">
      <style:text-properties fo:letter-spacing="-0.005cm" fo:font-weight="normal" style:font-weight-asian="normal" style:font-weight-complex="normal"/>
    </style:style>
    <style:style style:name="T30" style:family="text">
      <style:text-properties fo:letter-spacing="-0.005cm" fo:font-weight="bold" style:font-weight-asian="bold"/>
    </style:style>
    <style:style style:name="T31" style:family="text">
      <style:text-properties fo:letter-spacing="-0.026cm"/>
    </style:style>
    <style:style style:name="T32" style:family="text">
      <style:text-properties fo:letter-spacing="-0.026cm" fo:font-weight="normal" style:font-weight-asian="normal" style:font-weight-complex="normal"/>
    </style:style>
    <style:style style:name="T33" style:family="text">
      <style:text-properties fo:letter-spacing="-0.025cm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letter-spacing="-0.035cm"/>
    </style:style>
    <style:style style:name="T36" style:family="text">
      <style:text-properties fo:letter-spacing="-0.016cm"/>
    </style:style>
    <style:style style:name="T37" style:family="text">
      <style:text-properties fo:letter-spacing="-0.028cm"/>
    </style:style>
    <style:style style:name="T38" style:family="text">
      <style:text-properties fo:letter-spacing="-0.028cm" fo:font-weight="normal" style:font-weight-asian="normal" style:font-weight-complex="normal"/>
    </style:style>
    <style:style style:name="T39" style:family="text">
      <style:text-properties fo:letter-spacing="-0.03cm"/>
    </style:style>
    <style:style style:name="T40" style:family="text">
      <style:text-properties fo:letter-spacing="0.046cm"/>
    </style:style>
    <style:style style:name="T41" style:family="text">
      <style:text-properties fo:letter-spacing="0.048cm"/>
    </style:style>
    <style:style style:name="T42" style:family="text">
      <style:text-properties fo:letter-spacing="0.049cm"/>
    </style:style>
    <style:style style:name="T43" style:family="text">
      <style:text-properties fo:letter-spacing="-0.039cm"/>
    </style:style>
    <style:style style:name="T44" style:family="text">
      <style:text-properties fo:font-size="16pt" fo:letter-spacing="-0.004cm" style:font-size-asian="16pt" style:font-size-complex="16pt"/>
    </style:style>
    <style:style style:name="T45" style:family="text">
      <style:text-properties fo:font-size="16pt" fo:letter-spacing="-0.004cm" style:font-size-asian="16pt" style:font-size-complex="16pt" style:font-weight-complex="normal"/>
    </style:style>
    <style:style style:name="T46" style:family="text">
      <style:text-properties fo:font-size="16pt" fo:letter-spacing="-0.004cm" fo:font-weight="normal" style:font-size-asian="16pt" style:font-weight-asian="normal" style:font-size-complex="16pt" style:font-weight-complex="normal"/>
    </style:style>
    <style:style style:name="T47" style:family="text">
      <style:text-properties fo:font-size="16pt" fo:letter-spacing="-0.028cm" fo:font-weight="normal" style:font-size-asian="16pt" style:font-weight-asian="normal" style:font-size-complex="16pt" style:font-weight-complex="normal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style:font-size-asian="16pt" style:font-size-complex="16pt" style:font-weight-complex="normal"/>
    </style:style>
    <style:style style:name="T50" style:family="text">
      <style:text-properties fo:font-size="16pt" fo:letter-spacing="-0.012cm" style:font-size-asian="16pt" style:font-size-complex="16pt"/>
    </style:style>
    <style:style style:name="T51" style:family="text">
      <style:text-properties fo:font-size="16pt" fo:letter-spacing="-0.012cm" fo:font-weight="normal" style:font-size-asian="16pt" style:font-weight-asian="normal" style:font-size-complex="16pt" style:font-weight-complex="normal"/>
    </style:style>
    <style:style style:name="T52" style:family="text">
      <style:text-properties fo:font-size="16pt" fo:letter-spacing="-0.009cm" style:font-size-asian="16pt" style:font-size-complex="16pt"/>
    </style:style>
    <style:style style:name="T53" style:family="text">
      <style:text-properties fo:font-size="16pt" fo:letter-spacing="-0.009cm" fo:font-weight="normal" style:font-size-asian="16pt" style:font-weight-asian="normal" style:font-size-complex="16pt" style:font-weight-complex="normal"/>
    </style:style>
    <style:style style:name="T54" style:family="text">
      <style:text-properties fo:font-size="16pt" fo:letter-spacing="-0.007cm" style:font-size-asian="16pt" style:font-size-complex="16pt"/>
    </style:style>
    <style:style style:name="T55" style:family="text">
      <style:text-properties fo:font-size="16pt" fo:letter-spacing="-0.007cm" style:font-size-asian="16pt" style:font-size-complex="16pt" style:font-weight-complex="normal"/>
    </style:style>
    <style:style style:name="T56" style:family="text">
      <style:text-properties fo:font-size="16pt" fo:letter-spacing="-0.007cm" fo:font-weight="normal" style:font-size-asian="16pt" style:font-weight-asian="normal" style:font-size-complex="16pt" style:font-weight-complex="normal"/>
    </style:style>
    <style:style style:name="T57" style:family="text">
      <style:text-properties fo:font-size="16pt" fo:letter-spacing="-0.018cm" fo:font-weight="normal" style:font-size-asian="16pt" style:font-weight-asian="normal" style:font-size-complex="16pt" style:font-weight-complex="normal"/>
    </style:style>
    <style:style style:name="T58" style:family="text">
      <style:text-properties fo:font-size="16pt" fo:letter-spacing="-0.018cm" style:font-size-asian="16pt" style:font-size-complex="16pt"/>
    </style:style>
    <style:style style:name="T59" style:family="text">
      <style:text-properties fo:font-size="16pt" fo:letter-spacing="-0.005cm" fo:font-weight="normal" style:font-size-asian="16pt" style:font-weight-asian="normal" style:font-size-complex="16pt" style:font-weight-complex="normal"/>
    </style:style>
    <style:style style:name="T60" style:family="text">
      <style:text-properties fo:font-size="16pt" fo:letter-spacing="-0.005cm" style:font-size-asian="16pt" style:font-size-complex="16pt"/>
    </style:style>
    <style:style style:name="T61" style:family="text">
      <style:text-properties fo:font-size="16pt" fo:letter-spacing="-0.019cm" fo:font-weight="normal" style:font-size-asian="16pt" style:font-weight-asian="normal" style:font-size-complex="16pt" style:font-weight-complex="normal"/>
    </style:style>
    <style:style style:name="T62" style:family="text">
      <style:text-properties fo:font-size="16pt" fo:letter-spacing="-0.019cm" style:font-size-asian="16pt" style:font-size-complex="16pt"/>
    </style:style>
    <style:style style:name="T63" style:family="text">
      <style:text-properties fo:font-size="16pt" fo:font-weight="normal" style:font-size-asian="16pt" style:font-weight-asian="normal" style:font-size-complex="16pt" style:font-weight-complex="normal"/>
    </style:style>
    <style:style style:name="T64" style:family="text">
      <style:text-properties fo:font-size="16pt" fo:letter-spacing="-0.026cm" fo:font-weight="normal" style:font-size-asian="16pt" style:font-weight-asian="normal" style:font-size-complex="16pt" style:font-weight-complex="normal"/>
    </style:style>
    <style:style style:name="T65" style:family="text">
      <style:text-properties fo:font-size="16pt" fo:letter-spacing="-0.002cm" fo:font-weight="normal" style:font-size-asian="16pt" style:font-weight-asian="normal" style:font-size-complex="16pt" style:font-weight-complex="normal"/>
    </style:style>
    <style:style style:name="T66" style:family="text">
      <style:text-properties fo:font-size="16pt" fo:letter-spacing="-0.011cm" fo:font-weight="normal" style:font-size-asian="16pt" style:font-weight-asian="normal" style:font-size-complex="16pt" style:font-weight-complex="normal"/>
    </style:style>
    <style:style style:name="T67" style:family="text">
      <style:text-properties fo:font-size="16pt" fo:letter-spacing="-0.016cm" fo:font-weight="normal" style:font-size-asian="16pt" style:font-weight-asian="normal" style:font-size-complex="16pt" style:font-weight-complex="normal"/>
    </style:style>
    <style:style style:name="T68" style:family="text">
      <style:text-properties fo:font-size="16pt" fo:letter-spacing="-0.014cm" fo:font-weight="normal" style:font-size-asian="16pt" style:font-weight-asian="normal" style:font-size-complex="16pt" style:font-weight-complex="normal"/>
    </style:style>
    <style:style style:name="T69" style:family="text">
      <style:text-properties fo:font-size="16pt" fo:letter-spacing="-0.021cm" fo:font-weight="normal" style:font-size-asian="16pt" style:font-weight-asian="normal" style:font-size-complex="16pt" style:font-weight-complex="normal"/>
    </style:style>
    <style:style style:name="T70" style:family="text">
      <style:text-properties fo:letter-spacing="-0.032cm"/>
    </style:style>
    <style:style style:name="T71" style:family="text">
      <style:text-properties fo:letter-spacing="0.002cm"/>
    </style:style>
    <style:style style:name="T72" style:family="text">
      <style:text-properties fo:font-size="18pt" fo:letter-spacing="-0.009cm" style:font-size-asian="18pt" style:font-size-complex="18pt"/>
    </style:style>
    <style:style style:name="T73" style:family="text">
      <style:text-properties fo:font-size="18pt" fo:letter-spacing="-0.009cm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6">Overview</text:span></text:h>
      <text:p text:style-name="P53">The<text:span text:style-name="T10"> </text:span>internship<text:span text:style-name="T13"> </text:span>at<text:span text:style-name="T13"> </text:span><text:span text:style-name="T14">DCIS</text:span><text:span text:style-name="T11"> </text:span>was<text:span text:style-name="T15"> </text:span>focused<text:span text:style-name="T10"> </text:span>on<text:span text:style-name="T13"> </text:span>building<text:span text:style-name="T13"> </text:span>a<text:span text:style-name="T10"> </text:span>web<text:span text:style-name="T13"> </text:span>platform<text:span text:style-name="T10"> </text:span>that<text:span text:style-name="T13"> </text:span>simplifies<text:span text:style-name="T13"> </text:span>the process of filling out complex immigration forms. These forms are usually available on government websites such as <text:span text:style-name="T14">USCIS.gov </text:span>(U.S. Citizenship and Immigration Services) and are often difficult for the general<text:span text:style-name="T18"> </text:span>public<text:span text:style-name="T6"> </text:span>to complete without assistance.</text:p>
      <text:p text:style-name="P54">The<text:span text:style-name="T1"> </text:span>goal<text:span text:style-name="T2"> </text:span>was<text:span text:style-name="T1"> </text:span>to<text:span text:style-name="T3"> </text:span>design<text:span text:style-name="T2"> </text:span>and<text:span text:style-name="T3"> </text:span>develop<text:span text:style-name="T3"> </text:span>a<text:span text:style-name="T1"> </text:span>user-friendly<text:span text:style-name="T2"> </text:span>system<text:span text:style-name="T5"> </text:span>for<text:span text:style-name="T5"> </text:span>completing<text:span text:style-name="T1"> </text:span>immigration forms, similar to the approach used by FileRight.com, which provides a simplified, step-by-step method to help users easily fill out government forms.</text:p>
      <text:h text:style-name="P2" text:outline-level="2"/>
      <text:h text:style-name="P2" text:outline-level="2">Project<text:span text:style-name="T1"> </text:span><text:span text:style-name="T15">Goal</text:span></text:h>
      <text:p text:style-name="P57">Help<text:span text:style-name="T5"> </text:span>users<text:span text:style-name="T15"> </text:span>fill<text:span text:style-name="T10"> </text:span>out<text:span text:style-name="T10"> </text:span>government<text:span text:style-name="T13"> </text:span>immigration<text:span text:style-name="T10"> </text:span>forms<text:span text:style-name="T15"> </text:span><text:span text:style-name="T6">easily.</text:span></text:p>
      <text:list xml:id="list3582650284" text:style-name="WWNum1">
        <text:list-item>
          <text:p text:style-name="P18">Automate<text:span text:style-name="T13"> </text:span>the<text:span text:style-name="T13"> </text:span>process<text:span text:style-name="T23"> </text:span>using<text:span text:style-name="T15"> </text:span>templating<text:span text:style-name="T15"> </text:span>and<text:span text:style-name="T10"> </text:span>dynamic<text:span text:style-name="T15"> </text:span><text:span text:style-name="T6">rendering.</text:span></text:p>
        </text:list-item>
        <text:list-item>
          <text:p text:style-name="P18">Ensure<text:span text:style-name="T5"> </text:span>backend<text:span text:style-name="T15"> </text:span>and<text:span text:style-name="T15"> </text:span>frontend<text:span text:style-name="T10"> </text:span>processes<text:span text:style-name="T15"> </text:span>are<text:span text:style-name="T13"> </text:span><text:span text:style-name="T6">seamless.</text:span></text:p>
        </text:list-item>
        <text:list-item>
          <text:p text:style-name="P19">Support<text:span text:style-name="T25"> </text:span>countries<text:span text:style-name="T28"> </text:span>like<text:span text:style-name="T10"> </text:span>the<text:span text:style-name="T6"> </text:span><text:span text:style-name="T14">United</text:span><text:span text:style-name="T16"> </text:span><text:span text:style-name="T14">States</text:span>,<text:span text:style-name="T13"> </text:span><text:span text:style-name="T14">Canada</text:span>,<text:span text:style-name="T10"> </text:span>and<text:span text:style-name="T15"> </text:span><text:span text:style-name="T7">Australia</text:span><text:span text:style-name="T6">.</text:span></text:p>
        </text:list-item>
        <text:list-item>
          <text:p text:style-name="P17">Enable<text:span text:style-name="T25"> </text:span>user<text:span text:style-name="T10"> </text:span>engagement<text:span text:style-name="T23"> </text:span>and<text:span text:style-name="T15"> </text:span>data<text:span text:style-name="T10"> </text:span>collection<text:span text:style-name="T28"> </text:span>for<text:span text:style-name="T25"> </text:span>marketing<text:span text:style-name="T13"> </text:span><text:span text:style-name="T6">purposes.</text:span></text:p>
          <text:p text:style-name="P17"/>
        </text:list-item>
      </text:list>
      <text:h text:style-name="P3" text:outline-level="2"><text:span text:style-name="T6">Project</text:span><text:span text:style-name="T3"> </text:span><text:span text:style-name="T15">Flow</text:span></text:h>
      <text:h text:style-name="P6" text:outline-level="2"><text:span text:style-name="T34">The</text:span><text:span text:style-name="T24"> </text:span><text:span text:style-name="T34">project</text:span><text:span text:style-name="T8"> </text:span><text:span text:style-name="T34">followed</text:span><text:span text:style-name="T29"> </text:span><text:span text:style-name="T34">a</text:span><text:span text:style-name="T8"> </text:span><text:span text:style-name="T34">systematic</text:span><text:span text:style-name="T24"> </text:span><text:span text:style-name="T34">development</text:span><text:span text:style-name="T17"> </text:span><text:span text:style-name="T34">cycle</text:span><text:span text:style-name="T17"> </text:span><text:span text:style-name="T34">with</text:span><text:span text:style-name="T29"> </text:span><text:span text:style-name="T34">the</text:span><text:span text:style-name="T29"> </text:span><text:span text:style-name="T34">following</text:span><text:span text:style-name="T24"> </text:span><text:span text:style-name="T8">phases:</text:span></text:h>
      <text:p text:style-name="P58"/>
      <text:list xml:id="list1234032552" text:style-name="WWNum2">
        <text:list-item>
          <text:h text:style-name="P8" text:outline-level="3"><text:span text:style-name="T6">Networking</text:span></text:h>
        </text:list-item>
      </text:list>
      <text:p text:style-name="P55">Networking is the practice of connecting computers and other devices to share resources and information. It allows data to travel between users, servers, and systems over wired or <text:soft-page-break/>wireless connections. Networks can be local<text:span text:style-name="T3"> </text:span>(LAN)<text:span text:style-name="T3"> </text:span>or<text:span text:style-name="T31"> </text:span>global<text:span text:style-name="T1"> </text:span>(like<text:span text:style-name="T3"> </text:span>the<text:span text:style-name="T31"> </text:span>internet).<text:span text:style-name="T1"> </text:span>Effective<text:span text:style-name="T3"> </text:span>networking<text:span text:style-name="T3"> </text:span>is<text:span text:style-name="T33"> </text:span>essential<text:span text:style-name="T3"> </text:span>for communication, collaboration, and data access in modern systems.</text:p>
      <text:list xml:id="list113307250786361" text:continue-numbering="true" text:style-name="WWNum2">
        <text:list-item>
          <text:h text:style-name="P9" text:outline-level="3">Product<text:span text:style-name="T35"> </text:span><text:span text:style-name="T15">List</text:span></text:h>
          <text:h text:style-name="P16" text:outline-level="3"/>
          <text:list>
            <text:list-item>
              <text:p text:style-name="P21">I-<text:span text:style-name="T10">90</text:span></text:p>
            </text:list-item>
            <text:list-item>
              <text:p text:style-name="P20"><text:span text:style-name="T6">N-</text:span><text:span text:style-name="T10">400</text:span></text:p>
            </text:list-item>
            <text:list-item>
              <text:p text:style-name="P21"><text:span text:style-name="T6">N-</text:span><text:span text:style-name="T10">565</text:span></text:p>
            </text:list-item>
            <text:list-item>
              <text:p text:style-name="P20"><text:span text:style-name="T6">N-</text:span><text:span text:style-name="T10">600</text:span></text:p>
            </text:list-item>
            <text:list-item>
              <text:p text:style-name="P20"><text:span text:style-name="T10">I-131</text:span></text:p>
            </text:list-item>
            <text:list-item>
              <text:p text:style-name="P20"><text:span text:style-name="T10">I-130</text:span></text:p>
            </text:list-item>
            <text:list-item>
              <text:p text:style-name="P20"><text:span text:style-name="T10">I-765</text:span></text:p>
            </text:list-item>
            <text:list-item>
              <text:p text:style-name="P20"><text:span text:style-name="T10">I-751</text:span></text:p>
            </text:list-item>
            <text:list-item>
              <text:p text:style-name="P20"><text:span text:style-name="T10">I-130i485</text:span></text:p>
            </text:list-item>
            <text:list-item>
              <text:p text:style-name="P20"><text:span text:style-name="T10">I-485</text:span></text:p>
            </text:list-item>
            <text:list-item>
              <text:p text:style-name="P20"><text:span text:style-name="T10">I-821D</text:span></text:p>
            </text:list-item>
          </text:list>
        </text:list-item>
        <text:list-item>
          <text:h text:style-name="P10" text:outline-level="3"><text:span text:style-name="T6">Frontend</text:span><text:span text:style-name="T36"> </text:span><text:span text:style-name="T6">Design</text:span></text:h>
        </text:list-item>
      </text:list>
      <text:list xml:id="list3026093686" text:style-name="WWNum3">
        <text:list-item>
          <text:p text:style-name="P22">Used<text:span text:style-name="T25"> </text:span>to<text:span text:style-name="T23"> </text:span>design<text:span text:style-name="T23"> </text:span>the<text:span text:style-name="T18"> </text:span>visual<text:span text:style-name="T6"> </text:span>and<text:span text:style-name="T13"> </text:span>interactive<text:span text:style-name="T28"> </text:span>part<text:span text:style-name="T28"> </text:span>of<text:span text:style-name="T28"> </text:span>the<text:span text:style-name="T28"> </text:span><text:span text:style-name="T6">website.</text:span></text:p>
        </text:list-item>
        <text:list-item>
          <text:p text:style-name="P23">Ensures<text:span text:style-name="T25"> </text:span>the<text:span text:style-name="T23"> </text:span>platform<text:span text:style-name="T36"> </text:span>is<text:span text:style-name="T10"> </text:span>responsive<text:span text:style-name="T23"> </text:span>and<text:span text:style-name="T36"> </text:span>user-friendly<text:span text:style-name="T10"> </text:span>across<text:span text:style-name="T10"> </text:span><text:span text:style-name="T6">devices.</text:span></text:p>
        </text:list-item>
        <text:list-item>
          <text:p text:style-name="P24">JavaScript<text:span text:style-name="T25"> </text:span>handles<text:span text:style-name="T25"> </text:span>dynamic<text:span text:style-name="T23"> </text:span>content<text:span text:style-name="T23"> </text:span>and<text:span text:style-name="T10"> </text:span>real-time<text:span text:style-name="T23"> </text:span><text:span text:style-name="T6">validations.</text:span></text:p>
          <text:p text:style-name="P50"/>
        </text:list-item>
      </text:list>
      <text:list xml:id="list113306606585766" text:continue-list="list113307250786361" text:style-name="WWNum2">
        <text:list-item>
          <text:h text:style-name="P11" text:outline-level="3">Backend<text:span text:style-name="T37"> </text:span><text:span text:style-name="T6">Development</text:span></text:h>
        </text:list-item>
      </text:list>
      <text:list xml:id="list3545252738" text:style-name="WWNum4">
        <text:list-item>
          <text:p text:style-name="P25">Manages<text:span text:style-name="T25"> </text:span>application<text:span text:style-name="T25"> </text:span>logic<text:span text:style-name="T23"> </text:span>and<text:span text:style-name="T36"> </text:span>handles<text:span text:style-name="T25"> </text:span>data<text:span text:style-name="T10"> </text:span>processing<text:span text:style-name="T10"> </text:span><text:span text:style-name="T6">securely.</text:span></text:p>
        </text:list-item>
        <text:list-item>
          <text:p text:style-name="P26">Supports<text:span text:style-name="T36"> </text:span>scalable<text:span text:style-name="T36"> </text:span>development<text:span text:style-name="T23"> </text:span>with<text:span text:style-name="T10"> </text:span>robust<text:span text:style-name="T25"> </text:span>MVC<text:span text:style-name="T23"> </text:span><text:span text:style-name="T6">architecture.</text:span></text:p>
        </text:list-item>
        <text:list-item>
          <text:p text:style-name="P27">Communicates<text:span text:style-name="T5"> </text:span>between<text:span text:style-name="T10"> </text:span>the<text:span text:style-name="T23"> </text:span>frontend<text:span text:style-name="T15"> </text:span>and<text:span text:style-name="T36"> </text:span>the<text:span text:style-name="T23"> </text:span>database<text:span text:style-name="T10"> </text:span><text:span text:style-name="T6">efficiently.</text:span></text:p>
          <text:p text:style-name="P51"/>
        </text:list-item>
      </text:list>
      <text:list xml:id="list113306815541194" text:continue-list="list113306606585766" text:style-name="WWNum2">
        <text:list-item>
          <text:h text:style-name="P12" text:outline-level="3"><text:span text:style-name="T6">Testing</text:span></text:h>
        </text:list-item>
      </text:list>
      <text:list xml:id="list3502180213" text:style-name="WWNum5">
        <text:list-item>
          <text:p text:style-name="P28">Ensures<text:span text:style-name="T10"> </text:span>each<text:span text:style-name="T28"> </text:span>module<text:span text:style-name="T28"> </text:span>(form<text:span text:style-name="T13"> </text:span>steps,<text:span text:style-name="T15"> </text:span>user<text:span text:style-name="T23"> </text:span>login,<text:span text:style-name="T10"> </text:span>etc.)<text:span text:style-name="T15"> </text:span>works<text:span text:style-name="T28"> </text:span>as<text:span text:style-name="T6"> expected.</text:span></text:p>
        </text:list-item>
        <text:list-item>
          <text:p text:style-name="P29">Validates<text:span text:style-name="T5"> </text:span>field<text:span text:style-name="T3"> </text:span>inputs,<text:span text:style-name="T3"> </text:span>data<text:span text:style-name="T13"> </text:span>saving,<text:span text:style-name="T5"> </text:span>and<text:span text:style-name="T25"> </text:span>error<text:span text:style-name="T36"> </text:span><text:span text:style-name="T6">handling.</text:span></text:p>
        </text:list-item>
        <text:list-item>
          <text:p text:style-name="P30">Bugs<text:span text:style-name="T13"> </text:span>are<text:span text:style-name="T15"> </text:span>identified<text:span text:style-name="T15"> </text:span>and<text:span text:style-name="T10"> </text:span>resolved<text:span text:style-name="T15"> </text:span>before<text:span text:style-name="T15"> </text:span><text:span text:style-name="T6">deployment.</text:span></text:p>
        </text:list-item>
        <text:list-item>
          <text:p text:style-name="P29"><text:soft-page-break/>Guarantees<text:span text:style-name="T25"> </text:span>smooth<text:span text:style-name="T25"> </text:span>and<text:span text:style-name="T15"> </text:span>error-free<text:span text:style-name="T10"> </text:span>user<text:span text:style-name="T10"> </text:span><text:span text:style-name="T6">experience.</text:span></text:p>
        </text:list-item>
      </text:list>
      <text:p text:style-name="P62"/>
      <text:list xml:id="list113307001164833" text:continue-list="list113306815541194" text:style-name="WWNum2">
        <text:list-item>
          <text:h text:style-name="P12" text:outline-level="3">Deployment<text:span text:style-name="T1"> </text:span>(Live<text:span text:style-name="T1"> </text:span><text:span text:style-name="T6">Hosting)</text:span></text:h>
        </text:list-item>
      </text:list>
      <text:list xml:id="list9809204" text:style-name="WWNum6">
        <text:list-item>
          <text:p text:style-name="P31">Ensures<text:span text:style-name="T13"> </text:span>uptime,<text:span text:style-name="T13"> </text:span>fast<text:span text:style-name="T15"> </text:span>load<text:span text:style-name="T10"> </text:span>times,<text:span text:style-name="T13"> </text:span>and<text:span text:style-name="T15"> </text:span>server-side<text:span text:style-name="T23"> </text:span>resource<text:span text:style-name="T10"> </text:span><text:span text:style-name="T6">availability.</text:span></text:p>
        </text:list-item>
        <text:list-item>
          <text:p text:style-name="P32">Supports<text:span text:style-name="T2"> </text:span>secure<text:span text:style-name="T10"> </text:span>access<text:span text:style-name="T15"> </text:span>and<text:span text:style-name="T15"> </text:span>flexible<text:span text:style-name="T10"> </text:span>server<text:span text:style-name="T13"> </text:span><text:span text:style-name="T6">management.</text:span></text:p>
        </text:list-item>
        <text:list-item>
          <text:p text:style-name="P33">Provides<text:span text:style-name="T13"> </text:span>monitoring<text:span text:style-name="T10"> </text:span>tools<text:span text:style-name="T10"> </text:span>for<text:span text:style-name="T36"> </text:span>tracking<text:span text:style-name="T10"> </text:span>performance<text:span text:style-name="T25"> </text:span>post-<text:span text:style-name="T6">launch.</text:span></text:p>
        </text:list-item>
      </text:list>
      <text:list xml:id="list113306362477952" text:continue-list="list113307001164833" text:style-name="WWNum2">
        <text:list-item>
          <text:h text:style-name="P13" text:outline-level="3">SEO<text:span text:style-name="T2"> </text:span>and<text:span text:style-name="T36"> </text:span>Content<text:span text:style-name="T33"> </text:span><text:span text:style-name="T6">Writing</text:span></text:h>
        </text:list-item>
      </text:list>
      <text:list xml:id="list2563272899" text:style-name="WWNum7">
        <text:list-item>
          <text:p text:style-name="P34">WordPress<text:span text:style-name="T2"> </text:span>is<text:span text:style-name="T36"> </text:span>used<text:span text:style-name="T36"> </text:span>to<text:span text:style-name="T36"> </text:span>publish<text:span text:style-name="T23"> </text:span>and<text:span text:style-name="T23"> </text:span>manage<text:span text:style-name="T13"> </text:span>optimized<text:span text:style-name="T23"> </text:span>web<text:span text:style-name="T10"> </text:span><text:span text:style-name="T6">content.</text:span></text:p>
        </text:list-item>
        <text:list-item>
          <text:p text:style-name="P34">SEO<text:span text:style-name="T25"> </text:span>improves<text:span text:style-name="T13"> </text:span>visibility<text:span text:style-name="T15"> </text:span>in<text:span text:style-name="T15"> </text:span>search<text:span text:style-name="T15"> </text:span>engines,<text:span text:style-name="T36"> </text:span>attracting<text:span text:style-name="T25"> </text:span>more<text:span text:style-name="T15"> </text:span><text:span text:style-name="T6">users.</text:span></text:p>
        </text:list-item>
        <text:list-item>
          <text:p text:style-name="P35">Analytics<text:span text:style-name="T25"> </text:span>tools<text:span text:style-name="T23"> </text:span>track<text:span text:style-name="T25"> </text:span>visitor<text:span text:style-name="T13"> </text:span>behavior,<text:span text:style-name="T13"> </text:span>bounce<text:span text:style-name="T23"> </text:span>rate,<text:span text:style-name="T25"> </text:span>and<text:span text:style-name="T10"> </text:span><text:span text:style-name="T6">conversions.</text:span></text:p>
        </text:list-item>
        <text:list-item>
          <text:p text:style-name="P36">Helps<text:span text:style-name="T25"> </text:span>in<text:span text:style-name="T10"> </text:span>continuously<text:span text:style-name="T10"> </text:span>improving<text:span text:style-name="T36"> </text:span>site<text:span text:style-name="T25"> </text:span>performance<text:span text:style-name="T23"> </text:span>and<text:span text:style-name="T10"> </text:span><text:span text:style-name="T6">engagement.</text:span></text:p>
        </text:list-item>
      </text:list>
      <text:list xml:id="list113305321923797" text:continue-list="list113306362477952" text:style-name="WWNum2">
        <text:list-item>
          <text:h text:style-name="P14" text:outline-level="3">User<text:span text:style-name="T39"> </text:span>Interaction<text:span text:style-name="T5"> </text:span>and<text:span text:style-name="T1"> </text:span>Form<text:span text:style-name="T2"> </text:span><text:span text:style-name="T15">Flow</text:span></text:h>
        </text:list-item>
      </text:list>
      <text:p text:style-name="P59">Users<text:span text:style-name="T40"> <text:s/></text:span>visit<text:span text:style-name="T41"> <text:s/></text:span>the<text:span text:style-name="T41"> <text:s/></text:span>site<text:span text:style-name="T40"> <text:s/></text:span>and<text:span text:style-name="T40"> <text:s/></text:span>select<text:span text:style-name="T41"> <text:s/></text:span>the<text:span text:style-name="T40"> <text:s/></text:span>immigration<text:span text:style-name="T41"> <text:s/></text:span>form<text:span text:style-name="T40"> <text:s/></text:span>they<text:span text:style-name="T42"> <text:s/></text:span>need<text:span text:style-name="T41"> <text:s/></text:span><text:span text:style-name="T6">(e.g.,</text:span><text:span text:style-name="T9">EligibilityForm</text:span><text:span text:style-name="T6">).</text:span></text:p>
      <text:list xml:id="list3866224853" text:style-name="WWNum8">
        <text:list-item>
          <text:p text:style-name="P37">The<text:span text:style-name="T25"> </text:span>system<text:span text:style-name="T10"> </text:span>checks<text:span text:style-name="T15"> </text:span>their<text:span text:style-name="T23"> </text:span>eligibility<text:span text:style-name="T15"> </text:span>and<text:span text:style-name="T25"> </text:span>guides<text:span text:style-name="T13"> </text:span>them<text:span text:style-name="T23"> </text:span>through<text:span text:style-name="T15"> </text:span>filling<text:span text:style-name="T25"> </text:span>the<text:span text:style-name="T10"> </text:span><text:span text:style-name="T6">form.</text:span></text:p>
        </text:list-item>
        <text:list-item>
          <text:p text:style-name="P38">Once<text:span text:style-name="T23"> </text:span>eligible,<text:span text:style-name="T15"> </text:span>the<text:span text:style-name="T28"> </text:span>system<text:span text:style-name="T28"> </text:span>redirects<text:span text:style-name="T23"> </text:span>them<text:span text:style-name="T15"> </text:span>to<text:span text:style-name="T23"> </text:span>a <text:span text:style-name="T14">Sign</text:span><text:span text:style-name="T30"> </text:span><text:span text:style-name="T14">In</text:span><text:span text:style-name="T30"> </text:span><text:span text:style-name="T7">page</text:span><text:span text:style-name="T6">.</text:span></text:p>
        </text:list-item>
        <text:list-item>
          <text:p text:style-name="P39">The<text:span text:style-name="T25"> </text:span>user<text:span text:style-name="T25"> </text:span>provides<text:span text:style-name="T25"> </text:span>personal<text:span text:style-name="T15"> </text:span>details<text:span text:style-name="T15"> </text:span><text:span text:style-name="T6">like:</text:span></text:p>
          <text:list>
            <text:list-item>
              <text:p text:style-name="P43">Gmail<text:span text:style-name="T28"> </text:span><text:span text:style-name="T10">ID</text:span></text:p>
            </text:list-item>
            <text:list-item>
              <text:p text:style-name="P44">Mobile<text:span text:style-name="T15"> </text:span><text:span text:style-name="T6">number</text:span></text:p>
            </text:list-item>
            <text:list-item>
              <text:p text:style-name="P45">Full<text:span text:style-name="T18"> </text:span><text:span text:style-name="T15">name</text:span></text:p>
            </text:list-item>
            <text:list-item>
              <text:p text:style-name="P46">Other<text:span text:style-name="T10"> </text:span>required<text:span text:style-name="T28"> </text:span><text:span text:style-name="T6">fields</text:span></text:p>
            </text:list-item>
          </text:list>
        </text:list-item>
        <text:list-item>
          <text:p text:style-name="P40">All<text:span text:style-name="T10"> </text:span>this<text:span text:style-name="T13"> </text:span>data<text:span text:style-name="T28"> </text:span>is<text:span text:style-name="T28"> </text:span>securely<text:span text:style-name="T13"> </text:span>stored<text:span text:style-name="T6"> </text:span>in<text:span text:style-name="T28"> </text:span>the<text:span text:style-name="T71"> </text:span><text:span text:style-name="T14">backend</text:span><text:span text:style-name="T16"> </text:span><text:span text:style-name="T7">database</text:span><text:span text:style-name="T6">.</text:span></text:p>
        </text:list-item>
      </text:list>
      <text:list xml:id="list113305557278037" text:continue-list="list113305321923797" text:style-name="WWNum2">
        <text:list-item>
          <text:h text:style-name="P15" text:outline-level="3"><text:span text:style-name="T6">Marketing</text:span></text:h>
        </text:list-item>
      </text:list>
      <text:list xml:id="list2619092983" text:style-name="WWNum9">
        <text:list-item>
          <text:p text:style-name="P41">After<text:span text:style-name="T13"> </text:span>data<text:span text:style-name="T13"> </text:span>is<text:span text:style-name="T28"> </text:span>collected,<text:span text:style-name="T23"> </text:span>the<text:span text:style-name="T18"> </text:span><text:span text:style-name="T14">marketing</text:span><text:span text:style-name="T16"> </text:span><text:span text:style-name="T14">team</text:span><text:span text:style-name="T11"> </text:span>accesses<text:span text:style-name="T23"> </text:span>the<text:span text:style-name="T15"> </text:span><text:span text:style-name="T6">database.</text:span></text:p>
        </text:list-item>
        <text:list-item>
          <text:p text:style-name="P42">They<text:span text:style-name="T23"> </text:span>use<text:span text:style-name="T28"> </text:span>the<text:span text:style-name="T6"> </text:span>data<text:span text:style-name="T15"> </text:span><text:span text:style-name="T10">to:</text:span></text:p>
          <text:list>
            <text:list-item>
              <text:p text:style-name="P47">Send<text:span text:style-name="T23"> </text:span>promotional<text:span text:style-name="T10"> </text:span><text:span text:style-name="T6">emails.</text:span></text:p>
            </text:list-item>
            <text:list-item>
              <text:p text:style-name="P49"><text:span text:style-name="T48">Follow</text:span><text:span text:style-name="T50"> </text:span><text:span text:style-name="T48">up</text:span><text:span text:style-name="T52"> </text:span><text:span text:style-name="T48">with</text:span><text:span text:style-name="T52"> </text:span><text:span text:style-name="T48">potential</text:span><text:span text:style-name="T54"> </text:span><text:span text:style-name="T44">customers</text:span><text:span text:style-name="T22">.</text:span></text:p>
            </text:list-item>
            <text:list-item>
              <text:p text:style-name="P48"><text:soft-page-break/>Offer<text:span text:style-name="T25"> </text:span>related<text:span text:style-name="T23"> </text:span>immigration<text:span text:style-name="T2"> </text:span><text:span text:style-name="T6">services.</text:span></text:p>
              <text:p text:style-name="P48"/>
            </text:list-item>
          </text:list>
        </text:list-item>
      </text:list>
      <text:h text:style-name="P4" text:outline-level="2"><text:span text:style-name="T6">Technologies</text:span><text:span text:style-name="T43"> </text:span><text:span text:style-name="T15">Used</text:span></text:h>
      <text:h text:style-name="P7" text:outline-level="2"><text:span text:style-name="T73">Module Tools / Technologies </text:span></text:h>
      <text:h text:style-name="P7" text:outline-level="2"><text:span text:style-name="T20"><text:line-break/></text:span><text:span text:style-name="T52"> </text:span><text:span text:style-name="T53">Frontend: <text:s text:c="15"/>HTML, CSS, JavaScript<text:line-break/>Backend: <text:s text:c="17"/>Spring Framework CMS &amp; Content WordPress<text:line-break/>Database: <text:s text:c="16"/>MySQL<text:line-break/>Deployment: <text:s text:c="11"/>AWS EC2 instance<text:line-break/>Hosting: <text:s text:c="18"/>AWS Hosting<text:line-break/>SEO Tools: <text:s text:c="13"/>Google Analytics, Heap Analytics<text:line-break/>Version Control: <text:s text:c="5"/>GitHub</text:span></text:h>
      <text:h text:style-name="P7" text:outline-level="2"><text:span text:style-name="T53"/></text:h>
      <text:h text:style-name="P5" text:outline-level="2"><text:span text:style-name="T10">User</text:span><text:span text:style-name="T2"> </text:span><text:span text:style-name="T10">Method</text:span><text:span text:style-name="T28"> </text:span><text:span text:style-name="T10">(User</text:span><text:span text:style-name="T5"> </text:span><text:span text:style-name="T6">Journey)</text:span></text:h>
      <text:p text:style-name="P64"><text:span text:style-name="T63">When a user is looking to apply for an immigration form such as </text:span><text:span text:style-name="T49">Form N-400 </text:span><text:span text:style-name="T63">(Application for Naturalization) or </text:span><text:span text:style-name="T49">Form I-90 </text:span><text:span text:style-name="T63">(Green Card Replacement/Renewal), they</text:span><text:span text:style-name="T64"> </text:span><text:span text:style-name="T63">typically</text:span><text:span text:style-name="T47"> </text:span><text:span text:style-name="T63">begin</text:span><text:span text:style-name="T64"> </text:span><text:span text:style-name="T63">by</text:span><text:span text:style-name="T47"> </text:span><text:span text:style-name="T63">searching</text:span><text:span text:style-name="T64"> </text:span><text:span text:style-name="T63">online</text:span><text:span text:style-name="T64"> </text:span><text:span text:style-name="T63">for</text:span><text:span text:style-name="T47"> </text:span><text:span text:style-name="T63">a</text:span><text:span text:style-name="T64"> </text:span><text:span text:style-name="T63">solution</text:span><text:span text:style-name="T64"> </text:span><text:span text:style-name="T63">to</text:span><text:span text:style-name="T47"> </text:span><text:span text:style-name="T63">help</text:span><text:span text:style-name="T64"> </text:span><text:span text:style-name="T63">them</text:span><text:span text:style-name="T64"> </text:span><text:span text:style-name="T63">complete</text:span><text:span text:style-name="T47"> </text:span><text:span text:style-name="T63">the</text:span><text:span text:style-name="T64"> </text:span><text:span text:style-name="T63">form. One of the top results in the search engine will often be </text:span><text:span text:style-name="T49">FileRight.com</text:span><text:span text:style-name="T63">, a user- friendly platform that guides applicants through the process in a simplified and step- by-step manner. Once the user lands on the FileRight.com website, they are able to the </text:span><text:span text:style-name="T49">select the form </text:span><text:span text:style-name="T63">they need from a list of available immigration forms for the </text:span><text:span text:style-name="T49">US, Canada, and Australia</text:span><text:span text:style-name="T63">.</text:span></text:p>
      <text:p text:style-name="P65"><text:span text:style-name="T63">The process starts with an </text:span><text:span text:style-name="T49">Eligibility Quiz </text:span><text:span text:style-name="T63">to ensure the applicant qualifies for the form they selected. If the user is eligible, they move on to the </text:span><text:span text:style-name="T49">Registration stage</text:span><text:span text:style-name="T63">, where</text:span><text:span text:style-name="T46"> </text:span><text:span text:style-name="T63">they</text:span><text:span text:style-name="T65"> </text:span><text:span text:style-name="T49">create</text:span><text:span text:style-name="T45"> </text:span><text:span text:style-name="T49">an</text:span><text:span text:style-name="T55"> </text:span><text:span text:style-name="T49">account</text:span><text:span text:style-name="T45"> </text:span><text:span text:style-name="T63">by</text:span><text:span text:style-name="T53"> </text:span><text:span text:style-name="T63">providing</text:span><text:span text:style-name="T65"> </text:span><text:span text:style-name="T63">personal</text:span><text:span text:style-name="T56"> </text:span><text:span text:style-name="T63">details</text:span><text:span text:style-name="T65"> </text:span><text:span text:style-name="T63">such</text:span><text:span text:style-name="T65"> </text:span><text:span text:style-name="T63">as</text:span><text:span text:style-name="T53"> </text:span><text:span text:style-name="T63">their</text:span><text:span text:style-name="T53"> </text:span><text:span text:style-name="T63">name,</text:span><text:span text:style-name="T59"> </text:span><text:span text:style-name="T63">email address,</text:span><text:span text:style-name="T51"> </text:span><text:span text:style-name="T63">and</text:span><text:span text:style-name="T66"> </text:span><text:span text:style-name="T63">mobile</text:span><text:span text:style-name="T67"> </text:span><text:span text:style-name="T63">number.</text:span><text:span text:style-name="T51"> </text:span><text:span text:style-name="T63">Following</text:span><text:span text:style-name="T66"> </text:span><text:span text:style-name="T63">registration,</text:span><text:span text:style-name="T51"> </text:span><text:span text:style-name="T63">the</text:span><text:span text:style-name="T66"> </text:span><text:span text:style-name="T63">user</text:span><text:span text:style-name="T68"> </text:span><text:span text:style-name="T63">is</text:span><text:span text:style-name="T68"> </text:span><text:span text:style-name="T63">presented</text:span><text:span text:style-name="T53"> </text:span><text:span text:style-name="T63">with</text:span><text:span text:style-name="T66"> </text:span><text:span text:style-name="T63">a</text:span><text:span text:style-name="T66"> </text:span><text:span text:style-name="T63">series of </text:span><text:span text:style-name="T49">simple, user-friendly questions </text:span><text:span text:style-name="T63">that collect their personal and immigration </text:span><text:span text:style-name="T46">information.</text:span></text:p>
      <text:p text:style-name="P66"><text:span text:style-name="T46">Once the basic data has been entered, the platform performs a </text:span><text:span text:style-name="T45">Smart Check </text:span><text:span text:style-name="T46">to validate the accuracy and completeness of the responses. The </text:span><text:soft-page-break/><text:span text:style-name="T46">user is then directed to make</text:span><text:span text:style-name="T59"> </text:span><text:span text:style-name="T46">a </text:span><text:span text:style-name="T45">Payment</text:span><text:span text:style-name="T46">,</text:span><text:span text:style-name="T59"> </text:span><text:span text:style-name="T46">after</text:span><text:span text:style-name="T65"> </text:span><text:span text:style-name="T46">which they are prompted</text:span><text:span text:style-name="T59"> </text:span><text:span text:style-name="T46">to</text:span><text:span text:style-name="T65"> </text:span><text:span text:style-name="T46">upload any </text:span><text:span text:style-name="T45">Supporting Evidence </text:span><text:span text:style-name="T46">required for the form.</text:span><text:span text:style-name="T69"> </text:span><text:span text:style-name="T46">A</text:span><text:span text:style-name="T53"> </text:span><text:span text:style-name="T45">second Smart Check </text:span><text:span text:style-name="T46">is conducted to ensure that everything is ready for review.</text:span></text:p>
      <text:p text:style-name="P67"><text:span text:style-name="T46">The form then proceeds to a </text:span><text:span text:style-name="T45">Lawyer Review </text:span><text:span text:style-name="T46">stage (if applicable), where immigration professionals review the application for legal accuracy. The user may also be asked for any </text:span><text:span text:style-name="T45">Additional Information </text:span><text:span text:style-name="T46">if needed. Finally, the user provides their </text:span><text:span text:style-name="T45">Mailing Address</text:span><text:span text:style-name="T46">, and the form is finalized.</text:span></text:p>
      <text:p text:style-name="P60">Upon<text:span text:style-name="T2"> </text:span>completion,<text:span text:style-name="T5"> </text:span>the<text:span text:style-name="T2"> </text:span>form<text:span text:style-name="T3"> </text:span>and<text:span text:style-name="T2"> </text:span>any<text:span text:style-name="T23"> </text:span><text:span text:style-name="T14">customized</text:span><text:span text:style-name="T4"> </text:span><text:span text:style-name="T14">instructions</text:span><text:span text:style-name="T26"> </text:span>are<text:span text:style-name="T3"> </text:span>saved<text:span text:style-name="T5"> </text:span>and<text:span text:style-name="T2"> </text:span>stored in<text:span text:style-name="T10"> </text:span>the<text:span text:style-name="T10"> </text:span>system’s<text:span text:style-name="T28"> </text:span><text:span text:style-name="T14">database</text:span>.<text:span text:style-name="T5"> </text:span>This<text:span text:style-name="T13"> </text:span>data<text:span text:style-name="T10"> </text:span>can<text:span text:style-name="T13"> </text:span>be<text:span text:style-name="T10"> </text:span>later<text:span text:style-name="T10"> </text:span>accessed<text:span text:style-name="T15"> </text:span>for<text:span text:style-name="T10"> </text:span>updates,<text:span text:style-name="T23"> </text:span>future<text:span text:style-name="T10"> </text:span>filings,<text:span text:style-name="T23"> </text:span>or marketing follow-up by the company.</text:p>
      <text:p text:style-name="P63"/>
      <text:p text:style-name="P68"><text:span text:style-name="T6">Conclusion</text:span></text:p>
      <text:p text:style-name="P56">This<text:span text:style-name="T70"> </text:span>documentation<text:span text:style-name="T39"> </text:span>explains<text:span text:style-name="T70"> </text:span>how<text:span text:style-name="T39"> </text:span>the<text:span text:style-name="T70"> </text:span>immigration<text:span text:style-name="T39"> </text:span>form<text:span text:style-name="T70"> </text:span>automation<text:span text:style-name="T39"> </text:span>system<text:span text:style-name="T70"> </text:span>at<text:span text:style-name="T39"> </text:span><text:span text:style-name="T14">DCIS </text:span>works,<text:span text:style-name="T3"> </text:span>similar<text:span text:style-name="T5"> </text:span>to<text:span text:style-name="T5"> </text:span>websites<text:span text:style-name="T5"> </text:span>like<text:span text:style-name="T25"> </text:span><text:span text:style-name="T14">FileRight.com</text:span>.<text:span text:style-name="T3"> </text:span>It<text:span text:style-name="T5"> </text:span>helps<text:span text:style-name="T5"> </text:span>users<text:span text:style-name="T5"> </text:span>fill<text:span text:style-name="T1"> </text:span>out<text:span text:style-name="T5"> </text:span>government<text:span text:style-name="T5"> </text:span>forms (like<text:span text:style-name="T15"> </text:span>N-400<text:span text:style-name="T28"> </text:span>or<text:span text:style-name="T15"> </text:span>I-90)<text:span text:style-name="T23"> </text:span>in<text:span text:style-name="T28"> </text:span>a<text:span text:style-name="T10"> </text:span>simple<text:span text:style-name="T15"> </text:span>and<text:span text:style-name="T28"> </text:span>user-friendly<text:span text:style-name="T28"> </text:span>way.<text:span text:style-name="T36"> </text:span>The<text:span text:style-name="T15"> </text:span>process<text:span text:style-name="T23"> </text:span>includes<text:span text:style-name="T23"> </text:span>steps<text:span text:style-name="T28"> </text:span>like choosing<text:span text:style-name="T23"> </text:span>a<text:span text:style-name="T23"> </text:span>form,<text:span text:style-name="T13"> </text:span>checking<text:span text:style-name="T23"> </text:span>eligibility,<text:span text:style-name="T13"> </text:span>filling<text:span text:style-name="T23"> </text:span>in<text:span text:style-name="T23"> </text:span>personal<text:span text:style-name="T10"> </text:span>details,<text:span text:style-name="T13"> </text:span>uploading<text:span text:style-name="T25"> </text:span>documents, and submitting the form.</text:p>
      <text:p text:style-name="P61"><text:span text:style-name="T34">Even though I haven’t directly worked on building the system, this document shows my understanding of how the full process works—from design and development</text:span><text:span text:style-name="T19"> </text:span><text:span text:style-name="T34">to</text:span><text:span text:style-name="T19"> </text:span><text:span text:style-name="T34">testing,</text:span><text:span text:style-name="T29"> </text:span><text:span text:style-name="T34">going</text:span><text:span text:style-name="T19"> </text:span><text:span text:style-name="T34">live,</text:span><text:span text:style-name="T29"> </text:span><text:span text:style-name="T34">SEO,</text:span><text:span text:style-name="T29"> </text:span><text:span text:style-name="T34">and</text:span><text:span text:style-name="T19"> </text:span><text:span text:style-name="T34">marketing.</text:span><text:span text:style-name="T27"> </text:span><text:span text:style-name="T34">This</text:span><text:span text:style-name="T19"> </text:span><text:span text:style-name="T34">experience</text:span><text:span text:style-name="T8"> </text:span><text:span text:style-name="T34">has</text:span><text:span text:style-name="T19"> </text:span><text:span text:style-name="T34">helped me learn how real-world websites and services are created and managed.</text:span></text:p>
      <text:p text:style-name="P61"><text:span text:style-name="T34"/></text:p>
      <text:p text:style-name="P61"><text:span text:style-name="T34"/></text:p>
      <text:p text:style-name="P61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/>
    <style:font-face style:name="Segoe UI Symbol1" svg:font-family="'Segoe UI Symbol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28cm" fo:margin-right="0cm" fo:text-indent="0cm" style:auto-text-indent="false"/>
      <style:text-properties style:font-name="Times New Roman1" fo:font-family="'Times New Roman'" style:font-family-generic="roman" style:font-pitch="variable" fo:font-size="20pt" fo:language="en" fo:country="US" fo:font-weight="bold" style:font-name-asian="Times New Roman2" style:font-family-asian="'Times New Roman'" style:font-family-generic-asian="system" style:font-pitch-asian="variable" style:font-size-asian="20pt" style:language-asian="en" style:country-asian="US" style:font-weight-asian="bold" style:font-name-complex="Times New Roman2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98cm" fo:margin-right="0cm" fo:margin-top="0.051cm" fo:margin-bottom="0cm" style:contextual-spacing="false" fo:text-indent="-0.635cm" style:auto-text-indent="false"/>
      <style:text-properties style:font-name="Times New Roman1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737cm" fo:margin-right="0cm" fo:text-indent="-0.51cm" style:auto-text-indent="false"/>
      <style:text-properties style:font-name="Times New Roman1" fo:font-family="'Times New Roman'" style:font-family-generic="roman" style:font-pitch="variable" fo:font-size="16pt" fo:language="en" fo:country="US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able_20_Paragraph" style:display-name="Table Paragraph" style:family="paragraph" style:parent-style-name="Standard">
      <style:paragraph-properties fo:margin-left="0.088cm" fo:margin-right="0cm" fo:text-indent="0cm" style:auto-text-indent="false"/>
      <style:text-properties style:font-name="Times New Roman1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4pt" fo:letter-spacing="normal" fo:language="en" fo:country="US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74" style:display-name="ListLabel 74" style:family="text">
      <style:text-properties fo:language="en" fo:country="US" style:language-asian="en" style:country-asian="US" style:language-complex="ar" style:country-complex="SA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letter-spacing="normal" fo:language="en" fo:country="US" style:language-asian="en" style:country-asian="US" style:language-complex="ar" style:country-complex="SA" style:text-scale="100%"/>
    </style:style>
    <style:style style:name="ListLabel_20_65" style:display-name="ListLabel 65" style:family="text">
      <style:text-properties fo:font-size="14pt" fo:letter-spacing="normal" fo:language="en" fo:country="US" fo:font-style="normal" fo:font-weight="normal" style:font-name-asian="Segoe UI Symbol1" style:font-family-asian="'Segoe UI Symbol'" style:font-family-generic-asian="system" style:font-pitch-asian="variable" style:font-size-asian="14pt" style:language-asian="en" style:country-asian="US" style:font-style-asian="normal" style:font-weight-asian="normal" style:font-name-complex="Segoe UI Symbol1" style:font-family-complex="'Segoe UI Symbol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font-size="14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4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4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4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4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4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4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4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4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font-size="14pt" fo:letter-spacing="normal" fo:language="en" fo:country="US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2pt" fo:letter-spacing="normal" fo:language="en" fo:country="U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4pt" fo:letter-spacing="normal" fo:language="en" fo:country="US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28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77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23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271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19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67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1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513cm" fo:margin-left="0.739cm"/>
        </style:list-level-properties>
      </text:list-level-style-number>
      <text:list-level-style-bullet text:level="2" text:style-name="ListLabel_20_65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style:font-name="Segoe UI Symbol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61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43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824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0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86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167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9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83cm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7cm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5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8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02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83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7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5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8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02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83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7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8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02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83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7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0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83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8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92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495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98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02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11" loext:num-list-format="*" style:num-suffix="*" text:bullet-char="*">
        <style:list-level-properties text:list-level-position-and-space-mode="label-alignment">
          <style:list-level-label-alignment text:label-followed-by="listtab" fo:text-indent="-0.374cm" fo:margin-left="2.635cm"/>
        </style:list-level-properties>
        <style:text-properties fo:font-family="'Times New Roman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4.29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94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60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9.25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90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55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4.2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fo:font-family="'Arial MT'"/>
      </text:list-level-style-bullet>
      <text:list-level-style-bullet text:level="2" text:style-name="ListLabel_20_2" loext:num-list-format="*" style:num-suffix="*" text:bullet-char="*">
        <style:list-level-properties text:list-level-position-and-space-mode="label-alignment">
          <style:list-level-label-alignment text:label-followed-by="listtab" fo:text-indent="-0.374cm" fo:margin-left="2.635cm"/>
        </style:list-level-properties>
        <style:text-properties fo:font-family="'Times New Roman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4.29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5.94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7.60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9.25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0.90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2.55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74cm" fo:margin-left="14.20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2.822cm" fo:margin-bottom="0.494cm" fo:margin-left="1.75cm" fo:margin-right="1.75cm" style:writing-mode="lr-tb" style:layout-grid-color="#c0c0c0" style:layout-grid-lines="264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22cm" style:num-format="1" style:print-orientation="portrait" fo:margin-top="2.858cm" fo:margin-bottom="1.794cm" fo:margin-left="1.75cm" fo:margin-right="1.75cm" style:writing-mode="lr-tb" style:layout-grid-color="#c0c0c0" style:layout-grid-lines="250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26cm" fo:page-height="29.722cm" style:num-format="1" style:print-orientation="portrait" fo:margin-top="2.858cm" fo:margin-bottom="0.494cm" fo:margin-left="1.75cm" fo:margin-right="1.75cm" style:writing-mode="lr-tb" style:layout-grid-color="#c0c0c0" style:layout-grid-lines="263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0:54:34.675354153</meta:creation-date>
    <dc:date>2025-06-02T11:30:43.970363575</dc:date>
    <meta:editing-duration>PT12M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" meta:paragraph-count="78" meta:word-count="954" meta:character-count="6154" meta:non-whitespace-character-count="5224"/>
  </office:meta>
</office:document-meta>
</file>